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0411820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paragraph-rsid="00411820" fo:background-color="#ffffff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40c65a" officeooo:paragraph-rsid="00411820" fo:background-color="#ffffff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a4d4e3" officeooo:paragraph-rsid="00a62a4d" fo:background-color="#ffffff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1478433" officeooo:paragraph-rsid="01478433" fo:background-color="#ffffff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0411820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1478433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16d74bd" fo:background-color="#ffffff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40c65a" officeooo:paragraph-rsid="01478433" fo:background-color="#ffffff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a4d4e3" officeooo:paragraph-rsid="01478433" fo:background-color="#ffffff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147fe31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paragraph-rsid="0176634b" fo:background-color="#ffffff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40c65a" officeooo:paragraph-rsid="0147fe31" fo:background-color="#ffffff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a4d4e3" officeooo:paragraph-rsid="0147fe31" fo:background-color="#ffffff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paragraph-rsid="009fc2e1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paragraph-rsid="0149965f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paragraph-rsid="0149965f" fo:background-color="#ffffff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40c65a" officeooo:paragraph-rsid="0149965f" fo:background-color="#ffffff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a4d4e3" officeooo:paragraph-rsid="0149965f" fo:background-color="#ffffff" style:font-size-asian="10pt" style:font-size-complex="10pt"/>
    </style:style>
    <style:style style:name="P20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0b2c4e5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paragraph-rsid="018c7e7a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paragraph-rsid="018c7e7a" fo:background-color="#ffffff" style:font-size-asian="10pt" style:font-size-complex="10pt"/>
    </style:style>
    <style:style style:name="P23" style:family="paragraph" style:parent-style-name="Standard">
      <style:paragraph-properties fo:line-height="100%"/>
      <style:text-properties officeooo:paragraph-rsid="018e60b2"/>
    </style:style>
    <style:style style:name="P24" style:family="paragraph" style:parent-style-name="Standard">
      <style:paragraph-properties fo:line-height="100%"/>
      <style:text-properties fo:font-size="10pt" officeooo:rsid="00a4d4e3" officeooo:paragraph-rsid="018c7e7a" fo:background-color="#ffffff" style:font-size-asian="10pt" style:font-size-complex="10pt"/>
    </style:style>
    <style:style style:name="P25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8c7e7a" style:font-size-asian="10pt" style:font-size-complex="10pt"/>
    </style:style>
    <style:style style:name="P26" style:family="paragraph" style:parent-style-name="Standard">
      <style:paragraph-properties fo:line-height="100%"/>
      <style:text-properties officeooo:paragraph-rsid="01957484"/>
    </style:style>
    <style:style style:name="P27" style:family="paragraph" style:parent-style-name="Standard">
      <style:paragraph-properties fo:line-height="100%"/>
      <style:text-properties fo:font-size="10pt" officeooo:paragraph-rsid="01c01528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paragraph-rsid="01c01528" fo:background-color="#ffffff" style:font-size-asian="10pt" style:font-size-complex="10pt"/>
    </style:style>
    <style:style style:name="P29" style:family="paragraph" style:parent-style-name="Standard">
      <style:paragraph-properties fo:line-height="100%"/>
      <style:text-properties officeooo:paragraph-rsid="01c01528"/>
    </style:style>
    <style:style style:name="P30" style:family="paragraph" style:parent-style-name="Standard">
      <style:paragraph-properties fo:line-height="100%"/>
      <style:text-properties fo:font-size="10pt" officeooo:rsid="00a4d4e3" officeooo:paragraph-rsid="01c01528" fo:background-color="#ffffff" style:font-size-asian="10pt" style:font-size-complex="10pt"/>
    </style:style>
    <style:style style:name="P31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c01528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paragraph-rsid="01c21aa3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paragraph-rsid="01c21aa3" fo:background-color="#ffffff" style:font-size-asian="10pt" style:font-size-complex="10pt"/>
    </style:style>
    <style:style style:name="P34" style:family="paragraph" style:parent-style-name="Standard">
      <style:paragraph-properties fo:line-height="100%"/>
      <style:text-properties officeooo:paragraph-rsid="01c21aa3"/>
    </style:style>
    <style:style style:name="P35" style:family="paragraph" style:parent-style-name="Standard">
      <style:paragraph-properties fo:line-height="100%"/>
      <style:text-properties fo:font-size="10pt" officeooo:rsid="00a4d4e3" officeooo:paragraph-rsid="01c21aa3" fo:background-color="#ffffff" style:font-size-asian="10pt" style:font-size-complex="10pt"/>
    </style:style>
    <style:style style:name="P36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rsid="01478433" officeooo:paragraph-rsid="01c21aa3" fo:background-color="#ffffff" style:font-size-asian="10pt" style:font-size-complex="10pt"/>
    </style:style>
    <style:style style:name="P37" style:family="paragraph" style:parent-style-name="Standard">
      <style:paragraph-properties fo:line-height="100%"/>
      <style:text-properties officeooo:paragraph-rsid="01989b3e"/>
    </style:style>
    <style:style style:name="P38" style:family="paragraph" style:parent-style-name="Standard">
      <style:paragraph-properties fo:line-height="100%"/>
      <style:text-properties officeooo:paragraph-rsid="019d3dbc"/>
    </style:style>
    <style:style style:name="P39" style:family="paragraph" style:parent-style-name="Standard">
      <style:paragraph-properties fo:line-height="100%"/>
      <style:text-properties fo:font-size="10pt" officeooo:paragraph-rsid="01a2d97b" style:font-size-asian="10pt" style:font-size-complex="10pt"/>
    </style:style>
    <style:style style:name="P40" style:family="paragraph" style:parent-style-name="Standard">
      <style:paragraph-properties fo:line-height="100%"/>
      <style:text-properties fo:font-size="10pt" officeooo:paragraph-rsid="01a2d97b" fo:background-color="#ffffff" style:font-size-asian="10pt" style:font-size-complex="10pt"/>
    </style:style>
    <style:style style:name="P41" style:family="paragraph" style:parent-style-name="Standard">
      <style:paragraph-properties fo:line-height="100%"/>
      <style:text-properties officeooo:paragraph-rsid="01a3690c"/>
    </style:style>
    <style:style style:name="P42" style:family="paragraph" style:parent-style-name="Standard">
      <style:paragraph-properties fo:line-height="100%"/>
      <style:text-properties fo:font-size="10pt" officeooo:rsid="00a4d4e3" officeooo:paragraph-rsid="01a2d97b" fo:background-color="#ffffff" style:font-size-asian="10pt" style:font-size-complex="10pt"/>
    </style:style>
    <style:style style:name="P43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a2d97b" style:font-size-asian="10pt" style:font-size-complex="10pt"/>
    </style:style>
    <style:style style:name="P44" style:family="paragraph" style:parent-style-name="Standard">
      <style:paragraph-properties fo:line-height="100%"/>
      <style:text-properties fo:font-size="10pt" officeooo:paragraph-rsid="01cf5406" style:font-size-asian="10pt" style:font-size-complex="10pt"/>
    </style:style>
    <style:style style:name="P45" style:family="paragraph" style:parent-style-name="Standard">
      <style:paragraph-properties fo:line-height="100%"/>
      <style:text-properties fo:font-size="10pt" officeooo:paragraph-rsid="01cf5406" fo:background-color="#ffffff" style:font-size-asian="10pt" style:font-size-complex="10pt"/>
    </style:style>
    <style:style style:name="P46" style:family="paragraph" style:parent-style-name="Standard">
      <style:paragraph-properties fo:line-height="100%"/>
      <style:text-properties officeooo:paragraph-rsid="01cf5406"/>
    </style:style>
    <style:style style:name="P47" style:family="paragraph" style:parent-style-name="Standard">
      <style:paragraph-properties fo:line-height="100%"/>
      <style:text-properties fo:font-size="10pt" officeooo:rsid="00a4d4e3" officeooo:paragraph-rsid="01cf5406" fo:background-color="#ffffff" style:font-size-asian="10pt" style:font-size-complex="10pt"/>
    </style:style>
    <style:style style:name="P48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cf5406" style:font-size-asian="10pt" style:font-size-complex="10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40c65a" fo:background-color="#ffffff" loext:char-shading-value="0"/>
    </style:style>
    <style:style style:name="T3" style:family="text">
      <style:text-properties officeooo:rsid="016a75c2" fo:background-color="#ffffff" loext:char-shading-value="0"/>
    </style:style>
    <style:style style:name="T4" style:family="text">
      <style:text-properties officeooo:rsid="016a75c2"/>
    </style:style>
    <style:style style:name="T5" style:family="text">
      <style:text-properties officeooo:rsid="016d74bd"/>
    </style:style>
    <style:style style:name="T6" style:family="text">
      <style:text-properties officeooo:rsid="0166d816"/>
    </style:style>
    <style:style style:name="T7" style:family="text">
      <style:text-properties officeooo:rsid="01478301"/>
    </style:style>
    <style:style style:name="T8" style:family="text">
      <style:text-properties officeooo:rsid="01e3175d"/>
    </style:style>
    <style:style style:name="T9" style:family="text">
      <style:text-properties officeooo:rsid="016bacc3"/>
    </style:style>
    <style:style style:name="T10" style:family="text">
      <style:text-properties officeooo:rsid="01478433" fo:background-color="#ffffff" loext:char-shading-value="0"/>
    </style:style>
    <style:style style:name="T11" style:family="text">
      <style:text-properties officeooo:rsid="017cb2b9" fo:background-color="#ffffff" loext:char-shading-value="0"/>
    </style:style>
    <style:style style:name="T12" style:family="text">
      <style:text-properties officeooo:rsid="01e19687"/>
    </style:style>
    <style:style style:name="T13" style:family="text">
      <style:text-properties officeooo:rsid="016e735e" fo:background-color="#ffffff" loext:char-shading-value="0"/>
    </style:style>
    <style:style style:name="T14" style:family="text">
      <style:text-properties officeooo:rsid="017cdb6e" fo:background-color="#ffffff" loext:char-shading-value="0"/>
    </style:style>
    <style:style style:name="T15" style:family="text">
      <style:text-properties officeooo:rsid="0176634b"/>
    </style:style>
    <style:style style:name="T16" style:family="text">
      <style:text-properties officeooo:rsid="0177bee5"/>
    </style:style>
    <style:style style:name="T17" style:family="text">
      <style:text-properties officeooo:rsid="0179a653" fo:background-color="#ffffff" loext:char-shading-value="0"/>
    </style:style>
    <style:style style:name="T18" style:family="text">
      <style:text-properties officeooo:rsid="017fe53c" fo:background-color="#ffffff" loext:char-shading-value="0"/>
    </style:style>
    <style:style style:name="T19" style:family="text">
      <style:text-properties officeooo:rsid="01890a08"/>
    </style:style>
    <style:style style:name="T20" style:family="text">
      <style:text-properties officeooo:rsid="018c7e7a"/>
    </style:style>
    <style:style style:name="T21" style:family="text">
      <style:text-properties officeooo:rsid="018b8512"/>
    </style:style>
    <style:style style:name="T22" style:family="text">
      <style:text-properties officeooo:rsid="01676435"/>
    </style:style>
    <style:style style:name="T23" style:family="text">
      <style:text-properties officeooo:rsid="01835727" fo:background-color="#ffffff" loext:char-shading-value="0"/>
    </style:style>
    <style:style style:name="T24" style:family="text">
      <style:text-properties officeooo:rsid="01b534ee"/>
    </style:style>
    <style:style style:name="T25" style:family="text">
      <style:text-properties officeooo:rsid="01da4a4e"/>
    </style:style>
    <style:style style:name="T26" style:family="text">
      <style:text-properties officeooo:rsid="018d96c6"/>
    </style:style>
    <style:style style:name="T27" style:family="text">
      <style:text-properties fo:font-size="10pt" officeooo:rsid="0040c65a" fo:background-color="#ffffff" loext:char-shading-value="0" style:font-size-asian="10pt" style:font-size-complex="10pt"/>
    </style:style>
    <style:style style:name="T28" style:family="text">
      <style:text-properties fo:font-size="10pt" officeooo:rsid="01676435" fo:background-color="#ffffff" loext:char-shading-value="0" style:font-size-asian="10pt" style:font-size-complex="10pt"/>
    </style:style>
    <style:style style:name="T29" style:family="text">
      <style:text-properties fo:font-size="10pt" officeooo:rsid="01478301" fo:background-color="#ffffff" loext:char-shading-value="0" style:font-size-asian="10pt" style:font-size-complex="10pt"/>
    </style:style>
    <style:style style:name="T30" style:family="text">
      <style:text-properties officeooo:rsid="01bdc907"/>
    </style:style>
    <style:style style:name="T31" style:family="text">
      <style:text-properties officeooo:rsid="01957484"/>
    </style:style>
    <style:style style:name="T32" style:family="text">
      <style:text-properties fo:font-size="10pt" officeooo:rsid="01af77fe" fo:background-color="#ffffff" loext:char-shading-value="0" style:font-size-asian="10pt" style:font-size-complex="10pt"/>
    </style:style>
    <style:style style:name="T33" style:family="text">
      <style:text-properties officeooo:rsid="01c1e5fe"/>
    </style:style>
    <style:style style:name="T34" style:family="text">
      <style:text-properties style:text-position="super 58%" officeooo:rsid="01c1e5fe"/>
    </style:style>
    <style:style style:name="T35" style:family="text">
      <style:text-properties fo:font-size="10pt" officeooo:rsid="01c1737c" fo:background-color="#ffffff" loext:char-shading-value="0" style:font-size-asian="10pt" style:font-size-complex="10pt"/>
    </style:style>
    <style:style style:name="T36" style:family="text">
      <style:text-properties officeooo:rsid="01c3d0c9"/>
    </style:style>
    <style:style style:name="T37" style:family="text">
      <style:text-properties fo:font-size="10pt" officeooo:rsid="01c21aa3" fo:background-color="#ffffff" loext:char-shading-value="0" style:font-size-asian="10pt" style:font-size-complex="10pt"/>
    </style:style>
    <style:style style:name="T38" style:family="text">
      <style:text-properties officeooo:rsid="01cacd7b"/>
    </style:style>
    <style:style style:name="T39" style:family="text">
      <style:text-properties style:text-position="super 58%" officeooo:rsid="01cacd7b"/>
    </style:style>
    <style:style style:name="T40" style:family="text">
      <style:text-properties officeooo:rsid="01989b3e"/>
    </style:style>
    <style:style style:name="T41" style:family="text">
      <style:text-properties officeooo:rsid="019bb7c0"/>
    </style:style>
    <style:style style:name="T42" style:family="text">
      <style:text-properties officeooo:rsid="01cc4979"/>
    </style:style>
    <style:style style:name="T43" style:family="text">
      <style:text-properties officeooo:rsid="01db080c"/>
    </style:style>
    <style:style style:name="T44" style:family="text">
      <style:text-properties style:text-position="super 58%" officeooo:rsid="01cc4979"/>
    </style:style>
    <style:style style:name="T45" style:family="text">
      <style:text-properties officeooo:rsid="01cd78d5"/>
    </style:style>
    <style:style style:name="T46" style:family="text">
      <style:text-properties officeooo:rsid="01dbba1d"/>
    </style:style>
    <style:style style:name="T47" style:family="text">
      <style:text-properties style:text-position="super 58%" officeooo:rsid="01cd78d5"/>
    </style:style>
    <style:style style:name="T48" style:family="text">
      <style:text-properties officeooo:rsid="01a2d97b"/>
    </style:style>
    <style:style style:name="T49" style:family="text">
      <style:text-properties officeooo:rsid="01d6356e"/>
    </style:style>
    <style:style style:name="T50" style:family="text">
      <style:text-properties officeooo:rsid="01dd54e1"/>
    </style:style>
    <style:style style:name="T51" style:family="text">
      <style:text-properties style:text-position="super 58%" officeooo:rsid="01d6356e"/>
    </style:style>
    <style:style style:name="T52" style:family="text">
      <style:text-properties fo:font-size="10pt" officeooo:rsid="01d3ad88" fo:background-color="#ffffff" loext:char-shading-value="0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cronjobs</text:span></text:p>
      <text:p text:style-name="P2"><text:span text:style-name="T4">What is the </text:span>number of cronjobs for <text:span text:style-name="T5">the user “</text:span>bob” ?</text:p>
      <text:p text:style-name="P3">BLANK=<text:span text:style-name="T6">text</text:span>, MARKS=<text:span text:style-name="T7">1</text:span>, ANSWER= ‘<text:span text:style-name="T8">10</text:span>’</text:p>
      <text:p text:style-name="P4">ANSDESC = </text:p>
      <text:p text:style-name="P5">see the <text:span text:style-name="T9">crontab manual </text:span></text:p>
      <text:p text:style-name="P6">================================================================================</text:p>
      <text:p text:style-name="P7"><text:span text:style-name="T10"/></text:p>
      <text:p text:style-name="P7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1">cronjobs</text:span></text:p>
      <text:p text:style-name="P8"><text:span text:style-name="T4">What is the </text:span>number of cronjobs for <text:span text:style-name="T5">the user “alice” </text:span>?</text:p>
      <text:p text:style-name="P9">BLANK=<text:span text:style-name="T6">text</text:span>, MARKS=<text:span text:style-name="T7">1</text:span>, ANSWER= ‘<text:span text:style-name="T12">11</text:span>’</text:p>
      <text:p text:style-name="P10">ANSDESC = </text:p>
      <text:p text:style-name="P7"><text:span text:style-name="T10">see the </text:span><text:span text:style-name="T13">crontab manual</text:span></text:p>
      <text:p text:style-name="P6">================================================================================</text:p>
      <text:p text:style-name="P6"/>
      <text:p text:style-name="P11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4">cronjobs</text:span></text:p>
      <text:p text:style-name="P12"><text:span text:style-name="T4">What is the </text:span>number of cronjobs for “<text:span text:style-name="T15">root” user </text:span>?</text:p>
      <text:p text:style-name="P13">BLANK=<text:span text:style-name="T6">text</text:span>, MARKS=<text:span text:style-name="T7">1</text:span>, ANSWER= ‘<text:span text:style-name="T16">12</text:span>’</text:p>
      <text:p text:style-name="P14">ANSDESC = </text:p>
      <text:p text:style-name="P11"><text:span text:style-name="T10">see the </text:span><text:span text:style-name="T17">crontab manual</text:span></text:p>
      <text:p text:style-name="P15">================================================================================</text:p>
      <text:p text:style-name="P15"/>
      <text:p text:style-name="P16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17"><text:span text:style-name="T19">N</text:span>ame the cronjob that runs every day at 06:<text:span text:style-name="T20">00</text:span><text:span text:style-name="T21"> </text:span><text:span text:style-name="T19">for the “root” user ? </text:span></text:p>
      <text:p text:style-name="P18">BLANK=<text:span text:style-name="T22">text</text:span>, MARKS=<text:span text:style-name="T7">1</text:span>, ANSWER= ‘<text:span text:style-name="T19">routine_backup_job</text:span>’</text:p>
      <text:p text:style-name="P19">ANSDESC = </text:p>
      <text:p text:style-name="P16"><text:span text:style-name="T10">see the </text:span><text:span text:style-name="T23">crontab manual</text:span></text:p>
      <text:list text:style-name="WWNum11">
        <text:list-header>
          <text:p text:style-name="P20">===============================================================================</text:p>
        </text:list-header>
      </text:list>
      <text:p text:style-name="P21"/>
      <text:p text:style-name="P21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22"><text:span text:style-name="T19">N</text:span>ame the cronjob that runs <text:span text:style-name="T24">at 06:07</text:span><text:span text:style-name="T25">AM</text:span><text:span text:style-name="T24"> on all Saturdays in July</text:span><text:span text:style-name="T21"> </text:span><text:span text:style-name="T19">for the “</text:span><text:span text:style-name="T26">alice</text:span><text:span text:style-name="T19">” user ? </text:span></text:p>
      <text:p text:style-name="P23"><text:span text:style-name="T27">BLANK=</text:span><text:span text:style-name="T28">text</text:span><text:span text:style-name="T27">, MARKS=</text:span><text:span text:style-name="T29">1</text:span><text:span text:style-name="T27">, ANSWER= ‘alice_job1’</text:span></text:p>
      <text:p text:style-name="P24">ANSDESC = </text:p>
      <text:p text:style-name="P21"><text:span text:style-name="T10">see the </text:span><text:span text:style-name="T23">crontab manual</text:span></text:p>
      <text:list text:continue-numbering="true" text:style-name="WWNum11">
        <text:list-header>
          <text:p text:style-name="P25">===============================================================================</text:p>
        </text:list-header>
      </text:list>
      <text:p text:style-name="P21"/>
      <text:p text:style-name="P21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22"><text:span text:style-name="T19">N</text:span>ame the cronjob that runs <text:span text:style-name="T30">at 07:06 </text:span><text:span text:style-name="T25">AM</text:span><text:span text:style-name="T30"> on all Saturdays in June</text:span> <text:span text:style-name="T31">for the user “alice” ?</text:span></text:p>
      <text:p text:style-name="P26"><text:span text:style-name="T27">BLANK=</text:span><text:span text:style-name="T28">text</text:span><text:span text:style-name="T27">, MARKS=</text:span><text:span text:style-name="T29">1</text:span><text:span text:style-name="T27">, ANSWER= ‘alice_job</text:span><text:span text:style-name="T32">2</text:span><text:span text:style-name="T27">’</text:span></text:p>
      <text:p text:style-name="P24">ANSDESC = </text:p>
      <text:p text:style-name="P21"><text:span text:style-name="T10">see the </text:span><text:span text:style-name="T23">crontab manual</text:span></text:p>
      <text:list text:continue-numbering="true" text:style-name="WWNum11">
        <text:list-header>
          <text:p text:style-name="P25">===============================================================================</text:p>
        </text:list-header>
      </text:list>
      <text:p text:style-name="P27"/>
      <text:p text:style-name="P27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28"><text:span text:style-name="T19">N</text:span>ame the cronjob that runs <text:span text:style-name="T30">at </text:span><text:span text:style-name="T33">07:06 </text:span><text:span text:style-name="T25">AM </text:span><text:span text:style-name="T33">on 6</text:span><text:span text:style-name="T34">th</text:span><text:span text:style-name="T33"> July, regardless of the day of the week</text:span><text:span text:style-name="T30"> </text:span><text:span text:style-name="T31">for the user “alice” ?</text:span></text:p>
      <text:p text:style-name="P29"><text:span text:style-name="T27">BLANK=</text:span><text:span text:style-name="T28">text</text:span><text:span text:style-name="T27">, MARKS=</text:span><text:span text:style-name="T29">1</text:span><text:span text:style-name="T27">, ANSWER= ‘alice_job</text:span><text:span text:style-name="T35">3</text:span><text:span text:style-name="T27">’</text:span></text:p>
      <text:p text:style-name="P30">ANSDESC = </text:p>
      <text:p text:style-name="P27"><text:span text:style-name="T10">see the </text:span><text:span text:style-name="T23">crontab manual</text:span></text:p>
      <text:list text:continue-numbering="true" text:style-name="WWNum11">
        <text:list-header>
          <text:p text:style-name="P31">===============================================================================</text:p>
        </text:list-header>
      </text:list>
      <text:p text:style-name="P32"/>
      <text:p text:style-name="P32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33"><text:span text:style-name="T19">N</text:span>ame the cronjob that runs <text:span text:style-name="T36">every hour at 6 minutes during all days in July</text:span> <text:span text:style-name="T31">for the user “alice” ?</text:span></text:p>
      <text:p text:style-name="P34"><text:span text:style-name="T27">BLANK=</text:span><text:span text:style-name="T28">text</text:span><text:span text:style-name="T27">, MARKS=</text:span><text:span text:style-name="T29">1</text:span><text:span text:style-name="T27">, ANSWER= ‘alice_job</text:span><text:span text:style-name="T37">4</text:span><text:span text:style-name="T27">’</text:span></text:p>
      <text:p text:style-name="P35">ANSDESC = </text:p>
      <text:p text:style-name="P32"><text:span text:style-name="T10">see the </text:span><text:span text:style-name="T23">crontab manual</text:span></text:p>
      <text:list text:continue-numbering="true" text:style-name="WWNum11">
        <text:list-header>
          <text:p text:style-name="P36">===============================================================================</text:p>
        </text:list-header>
      </text:list>
      <text:p text:style-name="P21"><text:soft-page-break/><text:span text:style-name="T10"/></text:p>
      <text:p text:style-name="P21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22"><text:span text:style-name="T19">N</text:span>ame the cronjob that runs <text:span text:style-name="T38">at 02:12 </text:span><text:span text:style-name="T25">AM</text:span><text:span text:style-name="T38"> on 1</text:span><text:span text:style-name="T39">st</text:span><text:span text:style-name="T38"> February</text:span><text:span text:style-name="T40"> for the user “bob” </text:span><text:span text:style-name="T19">? </text:span></text:p>
      <text:p text:style-name="P37"><text:span text:style-name="T27">BLANK=</text:span><text:span text:style-name="T28">text</text:span><text:span text:style-name="T27">, MARKS=</text:span><text:span text:style-name="T29">1</text:span><text:span text:style-name="T27">, ANSWER= ‘bob_digest’</text:span></text:p>
      <text:p text:style-name="P24">ANSDESC = </text:p>
      <text:p text:style-name="P21"><text:span text:style-name="T10">see the </text:span><text:span text:style-name="T23">crontab manual</text:span></text:p>
      <text:list text:continue-numbering="true" text:style-name="WWNum11">
        <text:list-header>
          <text:p text:style-name="P25">===============================================================================</text:p>
        </text:list-header>
      </text:list>
      <text:p text:style-name="P21"/>
      <text:p text:style-name="P21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22"><text:span text:style-name="T19">N</text:span>ame the cronjob that runs <text:span text:style-name="T41">on </text:span><text:span text:style-name="T42">at 03:03 </text:span><text:span text:style-name="T43">AM</text:span><text:span text:style-name="T42"> on 15</text:span><text:span text:style-name="T44">th</text:span><text:span text:style-name="T42"> January</text:span><text:span text:style-name="T41"> for the user “bob” </text:span><text:span text:style-name="T19">? </text:span></text:p>
      <text:p text:style-name="P38"><text:span text:style-name="T27">BLANK=</text:span><text:span text:style-name="T28">text</text:span><text:span text:style-name="T27">, MARKS=</text:span><text:span text:style-name="T29">1</text:span><text:span text:style-name="T27">, ANSWER= ‘</text:span>bob_security_scan<text:span text:style-name="T27">’</text:span></text:p>
      <text:p text:style-name="P24">ANSDESC = </text:p>
      <text:p text:style-name="P21"><text:span text:style-name="T10">see the </text:span><text:span text:style-name="T23">crontab manual</text:span></text:p>
      <text:list text:continue-numbering="true" text:style-name="WWNum11">
        <text:list-header>
          <text:p text:style-name="P25">===============================================================================</text:p>
        </text:list-header>
      </text:list>
      <text:p text:style-name="P39"><text:span text:style-name="T10"/></text:p>
      <text:p text:style-name="P39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40"><text:span text:style-name="T19">N</text:span>ame the cronjob that runs <text:span text:style-name="T45">at 06:25 </text:span><text:span text:style-name="T46">AM </text:span><text:span text:style-name="T45">on 5</text:span><text:span text:style-name="T47">th</text:span><text:span text:style-name="T45"> February</text:span><text:span text:style-name="T48"> </text:span><text:span text:style-name="T41">for the user “bob” </text:span><text:span text:style-name="T19">? </text:span></text:p>
      <text:p text:style-name="P41"><text:span text:style-name="T27">BLANK=</text:span><text:span text:style-name="T28">text</text:span><text:span text:style-name="T27">, MARKS=</text:span><text:span text:style-name="T29">1</text:span><text:span text:style-name="T27">, ANSWER= ‘bob_job1’</text:span></text:p>
      <text:p text:style-name="P42">ANSDESC = </text:p>
      <text:p text:style-name="P39"><text:span text:style-name="T10">see the </text:span><text:span text:style-name="T23">crontab manual</text:span></text:p>
      <text:list text:continue-numbering="true" text:style-name="WWNum11">
        <text:list-header>
          <text:p text:style-name="P43">===============================================================================</text:p>
        </text:list-header>
      </text:list>
      <text:p text:style-name="P44"><text:span text:style-name="T10"/></text:p>
      <text:p text:style-name="P44"><text:span text:style-name="T10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8">cronjobs</text:span></text:p>
      <text:p text:style-name="P45"><text:span text:style-name="T19">N</text:span>ame the cronjob that runs <text:span text:style-name="T49">at 07:40 </text:span><text:span text:style-name="T50">AM</text:span><text:span text:style-name="T49"> on 10</text:span><text:span text:style-name="T51">th</text:span><text:span text:style-name="T49"> February</text:span><text:span text:style-name="T48"> </text:span><text:span text:style-name="T41">for the user “bob” </text:span><text:span text:style-name="T19">? </text:span></text:p>
      <text:p text:style-name="P46"><text:span text:style-name="T27">BLANK=</text:span><text:span text:style-name="T28">text</text:span><text:span text:style-name="T27">, MARKS=</text:span><text:span text:style-name="T29">1</text:span><text:span text:style-name="T27">, ANSWER= ‘bob_job</text:span><text:span text:style-name="T52">2</text:span><text:span text:style-name="T27">’</text:span></text:p>
      <text:p text:style-name="P47">ANSDESC = </text:p>
      <text:p text:style-name="P44"><text:span text:style-name="T10">see the </text:span><text:span text:style-name="T23">crontab manual</text:span></text:p>
      <text:list text:continue-numbering="true" text:style-name="WWNum11">
        <text:list-header>
          <text:p text:style-name="P48">===============================================================================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17T17:59:27.070865315</dc:date>
    <meta:editing-duration>P2DT1H4M29S</meta:editing-duration>
    <meta:editing-cycles>176</meta:editing-cycles>
    <meta:document-statistic meta:table-count="0" meta:image-count="0" meta:object-count="0" meta:page-count="2" meta:paragraph-count="72" meta:word-count="366" meta:character-count="3305" meta:non-whitespace-character-count="3001"/>
  </office:meta>
</office:document-meta>
</file>